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992cm" table:align="left" fo:background-color="transparent">
        <style:background-image/>
      </style:table-properties>
    </style:style>
    <style:style style:name="Table1.A" style:family="table-column">
      <style:table-column-properties style:column-width="3.799cm"/>
    </style:style>
    <style:style style:name="Table1.B" style:family="table-column">
      <style:table-column-properties style:column-width="4.006cm"/>
    </style:style>
    <style:style style:name="Table1.C" style:family="table-column">
      <style:table-column-properties style:column-width="3.099cm"/>
    </style:style>
    <style:style style:name="Table1.D" style:family="table-column">
      <style:table-column-properties style:column-width="1.796cm"/>
    </style:style>
    <style:style style:name="Table1.E" style:family="table-column">
      <style:table-column-properties style:column-width="5.292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fo:background-color="#dee7e5">
        <style:background-image/>
      </style:table-row-properties>
    </style:style>
    <style:style style:name="Table1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10" style:family="table-row">
      <style:table-row-properties fo:background-color="#fff5ce">
        <style:background-image/>
      </style:table-row-properties>
    </style:style>
    <style:style style:name="P1" style:family="paragraph" style:parent-style-name="Text_20_body">
      <style:text-properties officeooo:rsid="0020233b" officeooo:paragraph-rsid="0020233b"/>
    </style:style>
    <style:style style:name="P2" style:family="paragraph" style:parent-style-name="Table_20_Contents">
      <style:text-properties officeooo:rsid="0020233b" officeooo:paragraph-rsid="0020233b"/>
    </style:style>
    <style:style style:name="P3" style:family="paragraph" style:parent-style-name="Table_20_Contents">
      <style:text-properties officeooo:rsid="0020233b" officeooo:paragraph-rsid="0020c93c"/>
    </style:style>
    <style:style style:name="P4" style:family="paragraph" style:parent-style-name="Table_20_Contents">
      <style:text-properties officeooo:rsid="0020c93c" officeooo:paragraph-rsid="0020c93c"/>
    </style:style>
    <style:style style:name="P5" style:family="paragraph" style:parent-style-name="Table_20_Contents">
      <style:text-properties officeooo:paragraph-rsid="0020c93c"/>
    </style:style>
    <style:style style:name="P6" style:family="paragraph" style:parent-style-name="Table_20_Contents">
      <style:text-properties fo:font-weight="bold" officeooo:rsid="0020233b" officeooo:paragraph-rsid="0020233b" style:font-weight-asian="bold" style:font-weight-complex="bold"/>
    </style:style>
    <style:style style:name="P7" style:family="paragraph" style:parent-style-name="Table_20_Contents">
      <style:text-properties officeooo:rsid="00254110" officeooo:paragraph-rsid="00254110"/>
    </style:style>
    <style:style style:name="P8" style:family="paragraph" style:parent-style-name="Table_20_Contents">
      <style:text-properties officeooo:paragraph-rsid="00254110"/>
    </style:style>
    <style:style style:name="P9" style:family="paragraph" style:parent-style-name="Heading_20_2">
      <style:text-properties officeooo:rsid="0020233b" officeooo:paragraph-rsid="0020233b"/>
    </style:style>
    <style:style style:name="P10" style:family="paragraph" style:parent-style-name="Standard" style:list-style-name="L1">
      <style:text-properties officeooo:paragraph-rsid="0020233b"/>
    </style:style>
    <style:style style:name="P11" style:family="paragraph" style:parent-style-name="Standard" style:list-style-name="L1">
      <style:text-properties officeooo:rsid="0021a648" officeooo:paragraph-rsid="0021a648"/>
    </style:style>
    <style:style style:name="P12" style:family="paragraph" style:parent-style-name="Standard" style:list-style-name="L1">
      <style:text-properties officeooo:rsid="00248632" officeooo:paragraph-rsid="00248632"/>
    </style:style>
    <style:style style:name="P13" style:family="paragraph" style:parent-style-name="Standard" style:list-style-name="L1">
      <style:text-properties officeooo:rsid="00248632" officeooo:paragraph-rsid="00257907"/>
    </style:style>
    <style:style style:name="T1" style:family="text">
      <style:text-properties officeooo:rsid="0020233b"/>
    </style:style>
    <style:style style:name="T2" style:family="text">
      <style:text-properties officeooo:rsid="0020c93c"/>
    </style:style>
    <style:style style:name="T3" style:family="text">
      <style:text-properties officeooo:rsid="0021a648"/>
    </style:style>
    <style:style style:name="T4" style:family="text">
      <style:text-properties officeooo:rsid="0021b237"/>
    </style:style>
    <style:style style:name="T5" style:family="text">
      <style:text-properties officeooo:rsid="001ef311"/>
    </style:style>
    <style:style style:name="T6" style:family="text">
      <style:text-properties officeooo:rsid="00254110"/>
    </style:style>
    <style:style style:name="T7" style:family="text">
      <style:text-properties officeooo:rsid="0025790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76050289" text:style-name="Outline">
        <text:list-item>
          <text:h text:style-name="Heading_20_1" text:outline-level="1">Bootloader</text:h>
          <text:list>
            <text:list-item>
              <text:h text:style-name="Heading_20_2" text:outline-level="2">Pitfalls</text:h>
              <text:list>
                <text:list-item>
                  <text:h text:style-name="Heading_20_3" text:outline-level="3">Application</text:h>
                </text:list-item>
              </text:list>
            </text:list-item>
          </text:list>
        </text:list-item>
      </text:list>
      <text:list text:style-name="L1">
        <text:list-item>
          <text:p text:style-name="P10"><text:span text:style-name="T5">Sections may overlap, for example, when _ebase_address or kseg0_program_mem is too close to _RESET_ADDR. The reset vector is of 0x180 size, <text:s/>so both _ebase_address and kseg0_program_mem must start at least <text:s/>0x180 after _RESET_ADDR.<text:line-break/>Usually, when not using a bootloader, this is not a problem since the reset vector is in boot flash, while the other code goes to program flash, so they can</text:span><text:span text:style-name="T1">‘</text:span><text:span text:style-name="T5">t overlap anyway.</text:span></text:p>
        </text:list-item>
        <text:list-item>
          <text:p text:style-name="P11">“hexmate.exe“ sometimes just crashes without any error message.<text:line-break/>Check for overlaps within a hex file, e.g. reset vector overlapping with code <text:span text:style-name="T4">(see above).</text:span></text:p>
        </text:list-item>
        <text:list-item>
          <text:p text:style-name="P12">Use <text:span text:style-name="T3">“</text:span>hexcombine.bat<text:span text:style-name="T3">“ </text:span>to generate a log file. This log file shows what portions of memory are used by the bootloader and the application.</text:p>
        </text:list-item>
        <text:list-item>
          <text:p text:style-name="P13"><text:span text:style-name="T7">Macros </text:span><text:span text:style-name="T3">“</text:span>ROM_LENGTH=0x38000<text:span text:style-name="T3">“ </text:span><text:span text:style-name="T7">and</text:span> <text:span text:style-name="T3">“</text:span>ROM_ORIGIN=0x1<text:span text:style-name="T7">D</text:span>00A000“ <text:span text:style-name="T7">must be defined in the linker configuration.<text:line-break/>Verify the linker (</text:span><text:span text:style-name="T3">“</text:span><text:span text:style-name="T7">xc32-ld</text:span><text:span text:style-name="T3">“</text:span><text:span text:style-name="T7">) command line, it must contain </text:span><text:span text:style-name="T3">“-</text:span><text:span text:style-name="T7">D</text:span>ROM_LENGTH=0x38000,-<text:span text:style-name="T7">D</text:span>ROM_ORIGIN=0x1<text:span text:style-name="T7">D</text:span>00A000<text:span text:style-name="T3">“ </text:span><text:span text:style-name="T7">(exact addresses and lengths depend on memory organization).</text:span></text:p>
        </text:list-item>
      </text:list>
      <text:list xml:id="list202101072502155" text:continue-list="list1376050289" text:style-name="Outline">
        <text:list-item>
          <text:list>
            <text:list-item>
              <text:h text:style-name="P9" text:outline-level="2">Memory organization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Virtual address range</text:p>
          </table:table-cell>
          <table:table-cell table:style-name="Table1.A1" office:value-type="string">
            <text:p text:style-name="P6">Physical address range</text:p>
          </table:table-cell>
          <table:table-cell table:style-name="Table1.A1" office:value-type="string">
            <text:p text:style-name="P6">Size</text:p>
          </table:table-cell>
          <table:table-cell table:style-name="Table1.A1" office:value-type="string">
            <text:p text:style-name="P6">Segment</text:p>
          </table:table-cell>
          <table:table-cell table:style-name="Table1.A1" office:value-type="string">
            <text:p text:style-name="P6">Description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D000000...1D009FFF</text:p>
          </table:table-cell>
          <table:table-cell table:style-name="Table1.A1" office:value-type="string">
            <text:p text:style-name="P2">0xA000 (40‘960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Bootloader code</text:p>
          </table:table-cell>
        </table:table-row>
        <table:table-row table:style-name="Table1.3">
          <table:table-cell table:style-name="Table1.A3" office:value-type="string">
            <text:p text:style-name="Table_20_Contents"/>
          </table:table-cell>
          <table:table-cell table:style-name="Table1.A1" office:value-type="string">
            <text:p text:style-name="P2">1D00A000...1D00A177</text:p>
          </table:table-cell>
          <table:table-cell table:style-name="Table1.A1" office:value-type="string">
            <text:p text:style-name="P2">0x180 (384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Application reset vector</text:p>
          </table:table-cell>
        </table:table-row>
        <table:table-row table:style-name="Table1.3">
          <table:table-cell table:style-name="Table1.A3" office:value-type="string">
            <text:p text:style-name="Table_20_Contents"/>
          </table:table-cell>
          <table:table-cell table:style-name="Table1.A1" office:value-type="string">
            <text:p text:style-name="P2">1D00A180...1D03F<text:span text:style-name="T6">BFF</text:span></text:p>
          </table:table-cell>
          <table:table-cell table:style-name="Table1.A1" office:value-type="string">
            <text:p text:style-name="P4">?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Application code</text:p>
          </table:table-cell>
        </table:table-row>
        <table:table-row table:style-name="Table1.3">
          <table:table-cell table:style-name="Table1.A3" office:value-type="string">
            <text:p text:style-name="Table_20_Contents"/>
          </table:table-cell>
          <table:table-cell table:style-name="Table1.A1" office:value-type="string">
            <text:p text:style-name="P7">1D03FC00...1D03FFFF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Application non-volatile memory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0000...1FC00177</text:p>
          </table:table-cell>
          <table:table-cell table:style-name="Table1.A1" office:value-type="string">
            <text:p text:style-name="P3">0x180 (384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Bootloader reset vecto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0380...1FC0038<text:span text:style-name="T2">F</text:span></text:p>
          </table:table-cell>
          <table:table-cell table:style-name="Table1.A1" office:value-type="string">
            <text:p text:style-name="P4">0x10 (16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Bootloader boot exception vecto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0480...1FC004AB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<text:span text:style-name="T2">Bootloader i</text:span>n-circuit <text:span text:style-name="T2">d</text:span>ebugging <text:span text:style-name="T2">e</text:span>xception <text:span text:style-name="T2">v</text:span>ecto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1FC02FF0...1FC02FFF</text:p>
          </table:table-cell>
          <table:table-cell table:style-name="Table1.A1" office:value-type="string">
            <text:p text:style-name="Table_20_Contents">?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T2">Bootloader i</text:span>n-circuit <text:span text:style-name="T2">d</text:span>ebug<text:span text:style-name="T2">ging</text:span> <text:span text:style-name="T2">e</text:span>xecutive address</text:p>
          </table:table-cell>
        </table:table-row>
        <table:table-row table:style-name="Table1.10"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>A000<text:span text:style-name="T6">000</text:span>0...A0<text:span text:style-name="T6">00FFEF</text:span></text:p>
          </table:table-cell>
          <table:table-cell table:style-name="Table1.A3" office:value-type="string">
            <text:p text:style-name="Table_20_Contents">?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7">Volatile data memory (shared)</text:p>
          </table:table-cell>
        </table:table-row>
        <table:table-row table:style-name="Table1.10"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8">A000FFF0...A0<text:span text:style-name="T6">00FFFF</text:span> </text:p>
          </table:table-cell>
          <table:table-cell table:style-name="Table1.A3" office:value-type="string">
            <text:p text:style-name="P7">0x10 (16)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P7">Bootloader trigger pattern (shared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Liberation Sans" fo:font-family="'Liberation Sans'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Numbering_20_Symbols" style:display-name="Numbering Symbols" style:family="text" loext:hidden="true" style:hidden="true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15:00:27.878000000</meta:creation-date>
    <meta:generator>LibreOffice/7.4.3.2$Windows_X86_64 LibreOffice_project/1048a8393ae2eeec98dff31b5c133c5f1d08b890</meta:generator>
    <dc:date>2023-11-10T20:21:00.062000000</dc:date>
    <meta:editing-duration>PT33M15S</meta:editing-duration>
    <meta:editing-cycles>9</meta:editing-cycles>
    <meta:document-statistic meta:table-count="1" meta:image-count="0" meta:object-count="0" meta:page-count="1" meta:paragraph-count="42" meta:word-count="217" meta:character-count="1633" meta:non-whitespace-character-count="1459"/>
  </office:meta>
</office:document-meta>
</file>